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QhLp4CEhEeOT_fjNFFfTPw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swiss" style:name="Courier New" svg:font-family="'Courier New', 'Courier New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  <style:text-properties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6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untry="GB" fo:font-size="12pt" fo:font-style="normal" fo:font-weight="normal" fo:language="en" style:font-name="Times New Roman" style:font-size-asian="12pt" style:font-size-complex="12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7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8" style:parent-style-name="Text_20_body">
      <style:paragraph-properties fo:hyphenation-ladder-count="no-limit" fo:margin-bottom="0.035cm" fo:margin-left="0cm" fo:margin-right="0cm" fo:margin-top="0.035cm" fo:orphans="2" fo:text-align="justify" fo:text-indent="0cm" fo:widows="2" style:auto-text-indent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9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0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1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12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3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4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5" style:parent-style-name="Text_20_body">
      <style:paragraph-properties fo:border="0.06pt solid #000000" fo:hyphenation-ladder-count="no-limit" fo:margin-bottom="0cm" fo:margin-left="0cm" fo:margin-right="0cm" fo:margin-top="0.212cm" fo:orphans="2" fo:padding="0.049cm" fo:text-align="justify" fo:text-indent="0cm" fo:widows="2" style:auto-text-indent="false" style:justify-single-word="false" style:shadow="non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6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7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8" style:parent-style-name="Standard">
      <style:text-properties fo:country="US" fo:language="en" style:font-name="Times New Roman1" style:use-window-font-color="true"/>
    </style:style>
    <style:style style:family="paragraph" style:name="P19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20" style:parent-style-name="Text_20_body">
      <style:paragraph-properties fo:break-before="page"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21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22" style:parent-style-name="Heading_20_2">
      <style:text-properties fo:background-color="transparent" fo:color="#000080" fo:country="GB" fo:font-style="normal" fo:font-weight="bold" fo:language="en" style:font-style-asian="normal" style:font-style-complex="normal" style:font-weight-asian="bold" style:font-weight-complex="bold" style:text-underline-style="none"/>
    </style:style>
    <style:style style:family="paragraph" style:name="P23" style:parent-style-name="Heading_20_3">
      <style:text-properties fo:background-color="transparent" fo:country="GB" fo:font-size="12pt" fo:font-style="normal" fo:font-weight="normal" fo:language="en" style:country-complex="SA" style:font-name="Times New Roman" style:font-name-asian="Times New Roman" style:font-name-complex="Arial" style:font-size-asian="12pt" style:font-size-complex="12pt" style:font-style-asian="normal" style:font-style-complex="normal" style:font-weight-asian="normal" style:font-weight-complex="normal" style:language-complex="ar" style:text-underline-style="none"/>
    </style:style>
    <style:style style:family="paragraph" style:name="P24" style:parent-style-name="Heading_20_4">
      <style:text-properties fo:background-color="transparent" fo:color="#800080" fo:country="GB" fo:font-size="12pt" fo:font-style="normal" fo:font-weight="bold" fo:language="en" style:country-complex="SA" style:font-name="Arial" style:font-name-asian="Times New Roman" style:font-name-complex="Arial" style:font-size-asian="12pt" style:font-size-complex="12pt" style:font-style-asian="normal" style:font-style-complex="normal" style:font-weight-asian="bold" style:font-weight-complex="bold" style:language-complex="ar" style:text-underline-color="font-color" style:text-underline-style="solid" style:text-underline-width="auto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9">
      <style:text-properties fo:country="US" fo:language="en" style:font-name="Times New Roman1"/>
    </style:style>
    <style:style style:family="text" style:name="T10">
      <style:text-properties fo:font-size="16pt" fo:font-weight="bold" style:font-size-asian="16pt" style:font-size-complex="16pt" style:font-weight-asian="bold" style:font-weight-complex="bold" style:text-line-through-style="none" style:text-underline-style="none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Analyse <text:s/>/ tp</text:h>
      <text:p text:style-name="P18"/>
      <text:p text:style-name="P7">Diagrammes de classes (dans LogicalView)</text:p>
      <text:p text:style-name="P1"/>
      <text:p text:style-name="P5"/>
      <text:p text:style-name="P6"/>
      <text:h text:outline-level="2" text:style-name="P22">Structures (packages et classes)</text:h>
      <text:p text:style-name="P1"><text:span text:style-name="T5"/></text:p>
      <text:p text:style-name="P1"><text:span text:style-name="T3"> </text:span><text:span text:style-name="T10"><text:s/></text:span></text:p>
      <text:p text:style-name="P17"/>
      <text:p text:style-name="P16"><text:span text:style-name="T4"/><text:span text:style-name="T4"><draw:frame draw:name="Cadre1" draw:style-name="fr1" draw:z-index="0" svg:height="6.00853448275862cm" svg:width="16.595cm" text:anchor-type="as-char"><draw:text-box fo:min-height="1.457cm" svg:height="1.457cm"><draw:frame style:rel-height="scale" style:rel-width="100%" svg:height="6.00853448275862cm" svg:width="16.595cm" text:anchor-type="frame"><draw:image xlink:actuate="onLoad" xlink:href="Pictures/_QhLp4CEhEeOT_fjNFFfTPw.png" xlink:show="embed" xlink:type="simple"/></draw:frame><text:p text:style-name="Frame_20_contents"/></draw:text-box></draw:frame></text:span><text:span text:style-name="T4"/></text:p>
      <text:p text:style-name="P17"/>
      <text:p text:style-name="P19"/>
      <text:h text:outline-level="3" text:style-name="Heading_20_3">package "Package1"</text:h>
      <text:p text:style-name="P15"/>
      <text:p text:style-name="P17"/>
      <text:p text:style-name="P14"/>
      <text:p text:style-name="P19"/>
      <text:h text:outline-level="3" text:style-name="Heading_20_3">package "Package2"</text:h>
      <text:p text:style-name="P15"/>
      <text:p text:style-name="P17"/>
      <text:p text:style-name="P14"/>
      <text:p text:style-name="P19"/>
      <text:p text:style-name="P19">
</text:p>
      <text:p text:style-name="P20"/>
      <text:h text:outline-level="2" text:style-name="P22">intéractions (réalisations des "uses cases")</text:h>
      <text:p text:style-name="P1"><text:span text:style-name="T5"/></text:p>
      <text:p text:style-name="P8"/>
      <text:p text:style-name="P9"><text:span text:style-name="T8"/></text:p>
      <text:p text:style-name="P8">
</text:p>
      <text:p text:style-name="P19"/>
      <text:p text:style-name="P2"/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swiss" style:name="Courier New" svg:font-family="'Courier New', 'Courier New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family="paragraph" style:name="Default" style:parent-style-name="Standard">
      <style:paragraph-properties fo:text-align="start" style:justify-single-word="false" style:text-autospace="none"/>
      <style:text-properties fo:color="#000000" fo:font-size="12pt" style:font-name="Courier New" style:font-name-asian="Courier New" style:font-name-complex="Courier New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Analyse  / tp</text:chapter></text:p>
      </style:header>
      <style:footer>
        <text:p text:style-name="Footer">Spécifications fonctionnelles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9T13:47:23.11</dc:date>
    <dc:language>fr-FR</dc:language>
    <meta:editing-cycles>158</meta:editing-cycles>
    <meta:editing-duration>PT7H8M44S</meta:editing-duration>
    <meta:document-statistic meta:table-count="0" meta:image-count="0" meta:object-count="0" meta:page-count="2" meta:paragraph-count="39" meta:word-count="125" meta:character-count="1713" meta:non-whitespace-character-count="1617"/>
    <meta:user-defined meta:name="Info 1"/>
    <meta:user-defined meta:name="Info 2"/>
    <meta:user-defined meta:name="Info 3"/>
    <meta:user-defined meta:name="Info 4"/>
  </office:meta>
</office:document-meta>
</file>